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8">
            <text:p>18</text:p>
          </table:table-cell>
          <table:table-cell table:style-name="ce16" office:value-type="string">
            <text:p>file_name</text:p>
          </table:table-cell>
          <table:table-cell table:style-name="ce34" office:value-type="string">
            <text:p>memos</text:p>
          </table:table-cell>
          <table:table-cell table:style-name="ce44" table:number-columns-repeated="2"/>
          <table:table-cell table:style-name="ce44" office:value-type="string">
            <text:p>GPS</text:p>
          </table:table-cell>
          <table:table-cell table:style-name="ce46"/>
          <table:table-cell table:style-name="ce51" office:value-type="string">
            <text:p>extension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5" office:value-type="float" office:value="16">
            <text:p>16</text:p>
          </table:table-cell>
          <table:table-cell table:style-name="ce17" office:value-type="string">
            <text:p>2022-12-28_09-06-05_000.jpg</text:p>
          </table:table-cell>
          <table:table-cell table:style-name="ce26" office:value-type="string">
            <text:p>:m :PHOTO 起きた時刻 / 2022</text:p>
          </table:table-cell>
          <table:table-cell table:style-name="ce26"/>
          <table:table-cell table:style-name="ce10"/>
          <table:table-cell table:style-name="ce10"/>
          <table:table-cell table:style-name="ce47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2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7" office:value-type="string">
            <text:p>2022-12-28_02-15-36_000.jpg</text:p>
          </table:table-cell>
          <table:table-cell table:style-name="ce26" office:value-type="string">
            <text:p>:m :PHOTO 寝た時刻 / 2022 / オナニー、未了、duration=1.0時間ぐらい,other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3]=&quot;&quot;;[.C3];CONCATENATE([.C3];&quot; / &quot;;[.E3]))" office:value-type="string" office:string-value=":m :PHOTO 寝た時刻 / 2022 / オナニー、未了、duration=1.0時間ぐらい,other=~">
            <text:p>:m :PHOTO 寝た時刻 / 2022 / オナニー、未了、duration=1.0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2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2-12-27_13-54-08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7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2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 office:value-type="string">
            <text:p>2022-12-27_21-17-23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5];[.K5])" office:value-type="string" office:string-value="jpg">
            <text:p>jpg</text:p>
          </table:table-cell>
          <table:table-cell table:style-name="ce52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8" office:value-type="string">
            <text:p>2022-12-27_16-50-38_000.jpg</text:p>
          </table:table-cell>
          <table:table-cell table:style-name="ce26" office:value-type="string">
            <text:p>:m 食べた物 / 定刻もの以外 / りんご</text:p>
          </table:table-cell>
          <table:table-cell table:style-name="ce28"/>
          <table:table-cell table:style-name="ce10"/>
          <table:table-cell table:style-name="ce10"/>
          <table:table-cell table:style-name="ce47" table:formula="of:=IF([.E6]=&quot;&quot;;[.C6];CONCATENATE([.C6];&quot; / &quot;;[.E6]))" office:value-type="string" office:string-value=":m 食べた物 / 定刻もの以外 / りんご">
            <text:p>:m 食べた物 / 定刻もの以外 / りんご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2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2-12-27_17-57-43_000.jpg</text:p>
          </table:table-cell>
          <table:table-cell table:style-name="ce26" office:value-type="string">
            <text:p>:PHOTO 記録 / @自室 / what=体温計：数値 / for=定点観測 / occasion=顔。火照り感、あり。location=,status=~,other= コロナ疑い</text:p>
          </table:table-cell>
          <table:table-cell table:style-name="ce28"/>
          <table:table-cell table:style-name="ce10"/>
          <table:table-cell table:style-name="ce10"/>
          <table:table-cell table:style-name="ce47" table:formula="of:=IF([.E7]=&quot;&quot;;[.C7];CONCATENATE([.C7];&quot; / &quot;;[.E7]))" office:value-type="string" office:string-value=":PHOTO 記録 / @自室 / what=体温計：数値 / for=定点観測 / occasion=顔。火照り感、あり。location=,status=~,other= コロナ疑い">
            <text:p>:PHOTO 記録 / @自室 / what=体温計：数値 / for=定点観測 / occasion=顔。火照り感、あり。location=,status=~,other= コロナ疑い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2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2-12-27_18-59-43_000.jpg</text:p>
          </table:table-cell>
          <table:table-cell table:style-name="ce26" office:value-type="string">
            <text:p>:PHOTO 記録 / @自室 / what=体温計：数値 / for=定点観測 / occasion=顔。火照り感、あり。location=,status=~,other= コロナ疑い</text:p>
          </table:table-cell>
          <table:table-cell table:style-name="ce27"/>
          <table:table-cell table:style-name="ce10"/>
          <table:table-cell table:style-name="ce10"/>
          <table:table-cell table:style-name="ce47" table:formula="of:=IF([.E8]=&quot;&quot;;[.C8];CONCATENATE([.C8];&quot; / &quot;;[.E8]))" office:value-type="string" office:string-value=":PHOTO 記録 / @自室 / what=体温計：数値 / for=定点観測 / occasion=顔。火照り感、あり。location=,status=~,other= コロナ疑い">
            <text:p>:PHOTO 記録 / @自室 / what=体温計：数値 / for=定点観測 / occasion=顔。火照り感、あり。location=,status=~,other= コロナ疑い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2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2-12-27_22-49-19_000.jpg</text:p>
          </table:table-cell>
          <table:table-cell table:style-name="ce26" office:value-type="string">
            <text:p>:PHOTO 記録 / @自室 / what=体温計：数値 / for=定点観測 / occasion=顔。火照り感、あり。location=,status=~,other= コロナ疑い</text:p>
          </table:table-cell>
          <table:table-cell table:style-name="ce28"/>
          <table:table-cell table:style-name="ce10"/>
          <table:table-cell table:style-name="ce10"/>
          <table:table-cell table:style-name="ce47" table:formula="of:=IF([.E9]=&quot;&quot;;[.C9];CONCATENATE([.C9];&quot; / &quot;;[.E9]))" office:value-type="string" office:string-value=":PHOTO 記録 / @自室 / what=体温計：数値 / for=定点観測 / occasion=顔。火照り感、あり。location=,status=~,other= コロナ疑い">
            <text:p>:PHOTO 記録 / @自室 / what=体温計：数値 / for=定点観測 / occasion=顔。火照り感、あり。location=,status=~,other= コロナ疑い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2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7">
            <text:p>17</text:p>
          </table:table-cell>
          <table:table-cell table:style-name="ce17" office:value-type="string">
            <text:p>2022-12-28_09-12-22_000.jpg</text:p>
          </table:table-cell>
          <table:table-cell table:style-name="ce26" office:value-type="string">
            <text:p>:PHOTO 記録 / @自室 / what=体温計：数値 / for=定点観測 / occasion=顔。火照り感、あり。location=,status=~,other= コロナ疑い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0]=&quot;&quot;;[.C10];CONCATENATE([.C10];&quot; / &quot;;[.E10]))" office:value-type="string" office:string-value=":PHOTO 記録 / @自室 / what=体温計：数値 / for=定点観測 / occasion=顔。火照り感、あり。location=,status=~,other= コロナ疑い">
            <text:p>:PHOTO 記録 / @自室 / what=体温計：数値 / for=定点観測 / occasion=顔。火照り感、あり。location=,status=~,other= コロナ疑い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2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2-12-28_00-45-52_000.jpg</text:p>
          </table:table-cell>
          <table:table-cell table:style-name="ce26" office:value-type="string">
            <text:p>:PHOTO 記録 / 経過記録；作ったもの / food=焼酎漬け / material=レモン：１（瓶の側面：目安線）；ニンニク：２；生姜：１,liquor=麦焼酎：??ml,time=~,container=silver-cap-small / type=~,other=作り置きする：混合。前夜に作製。翌日,id=2022-12-28_00-45-52_000.jpg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1]=&quot;&quot;;[.C11];CONCATENATE([.C11];&quot; / &quot;;[.E11]))" office:value-type="string" office:string-value=":PHOTO 記録 / 経過記録；作ったもの / food=焼酎漬け / material=レモン：１（瓶の側面：目安線）；ニンニク：２；生姜：１,liquor=麦焼酎：??ml,time=~,container=silver-cap-small / type=~,other=作り置きする：混合。前夜に作製。翌日,id=2022-12-28_00-45-52_000.jpg">
            <text:p>:PHOTO 記録 / 経過記録；作ったもの / food=焼酎漬け / material=レモン：１（瓶の側面：目安線）；ニンニク：２；生姜：１,liquor=麦焼酎：??ml,time=~,container=silver-cap-small / type=~,other=作り置きする：混合。前夜に作製。翌日,id=2022-12-28_00-45-52_000.jpg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2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2">
            <text:p>12</text:p>
          </table:table-cell>
          <table:table-cell table:style-name="ce17" office:value-type="string">
            <text:p>2022-12-28_00-45-58_000.jpg</text:p>
          </table:table-cell>
          <table:table-cell table:style-name="ce26" office:value-type="string">
            <text:p>:PHOTO 記録 / 経過記録；作ったもの / food=焼酎漬け / material=レモン：１（瓶の側面：目安線）；ニンニク：２；生姜：１,liquor=麦焼酎：??ml,time=~,container=silver-cap-small / type=~,other=作り置きする：混合。前夜に作製。翌日,id=2022-12-28_00-45-52_000.jpg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2]=&quot;&quot;;[.C12];CONCATENATE([.C12];&quot; / &quot;;[.E12]))" office:value-type="string" office:string-value=":PHOTO 記録 / 経過記録；作ったもの / food=焼酎漬け / material=レモン：１（瓶の側面：目安線）；ニンニク：２；生姜：１,liquor=麦焼酎：??ml,time=~,container=silver-cap-small / type=~,other=作り置きする：混合。前夜に作製。翌日,id=2022-12-28_00-45-52_000.jpg">
            <text:p>:PHOTO 記録 / 経過記録；作ったもの / food=焼酎漬け / material=レモン：１（瓶の側面：目安線）；ニンニク：２；生姜：１,liquor=麦焼酎：??ml,time=~,container=silver-cap-small / type=~,other=作り置きする：混合。前夜に作製。翌日,id=2022-12-28_00-45-52_000.jpg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2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18" office:value-type="string">
            <text:p>2022-12-28_00-46-01_000.jpg</text:p>
          </table:table-cell>
          <table:table-cell table:style-name="ce26" office:value-type="string">
            <text:p>:PHOTO 記録 / 経過記録；作ったもの / food=焼酎漬け / material=レモン：１（瓶の側面：目安線）；ニンニク：２；生姜：１,liquor=麦焼酎：??ml,time=~,container=silver-cap-small / type=~,other=作り置きする：混合。前夜に作製。翌日,id=2022-12-28_00-45-52_000.jpg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3]=&quot;&quot;;[.C13];CONCATENATE([.C13];&quot; / &quot;;[.E13]))" office:value-type="string" office:string-value=":PHOTO 記録 / 経過記録；作ったもの / food=焼酎漬け / material=レモン：１（瓶の側面：目安線）；ニンニク：２；生姜：１,liquor=麦焼酎：??ml,time=~,container=silver-cap-small / type=~,other=作り置きする：混合。前夜に作製。翌日,id=2022-12-28_00-45-52_000.jpg">
            <text:p>:PHOTO 記録 / 経過記録；作ったもの / food=焼酎漬け / material=レモン：１（瓶の側面：目安線）；ニンニク：２；生姜：１,liquor=麦焼酎：??ml,time=~,container=silver-cap-small / type=~,other=作り置きする：混合。前夜に作製。翌日,id=2022-12-28_00-45-52_000.jpg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2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8">
            <text:p>18</text:p>
          </table:table-cell>
          <table:table-cell table:style-name="ce17" office:value-type="string">
            <text:p>2022-12-28_09-21-04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4]=&quot;&quot;;[.C14];CONCATENATE([.C14];&quot; / &quot;;[.E14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2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 office:value-type="string">
            <text:p>2022-12-27_11-17-09_000.jpg</text:p>
          </table:table-cell>
          <table:table-cell table:style-name="ce26" office:value-type="string">
            <text:p>:m :? #*# / topic=数学：代数 / content=(ax+by)/(cx+dy) / status=~ / other=~,id=FQBI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15];[.K15])" office:value-type="string" office:string-value="jpg">
            <text:p>jpg</text:p>
          </table:table-cell>
          <table:table-cell table:style-name="ce52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2-12-27_14-59-25_000.jpg</text:p>
          </table:table-cell>
          <table:table-cell table:style-name="ce26" office:value-type="string">
            <text:p>:m #*# RES / free# S87DP9 記事読み / id=V4XZ(browser=~) / media=sp.ch / theme=トルコ：天然ガス：推定量,content=~,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6]=&quot;&quot;;[.C16];CONCATENATE([.C16];&quot; / &quot;;[.E16]))" office:value-type="string" office:string-value=":m #*# RES / free# S87DP9 記事読み / id=V4XZ(browser=~) / media=sp.ch / theme=トルコ：天然ガス：推定量,content=~,other=~">
            <text:p>:m #*# RES / free# S87DP9 記事読み / id=V4XZ(browser=~) / media=sp.ch / theme=トルコ：天然ガス：推定量,content=~,other=~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52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8" office:value-type="string">
            <text:p>2022-12-27_15-31-28_000.jpg</text:p>
          </table:table-cell>
          <table:table-cell table:style-name="ce26" office:value-type="string">
            <text:p>:m #*# RES / free# S87DP9 記事読み / id=MU5Y(browser=tor) / media=ya / theme=災害：火事：墨田区,content=~,other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7]=&quot;&quot;;[.C17];CONCATENATE([.C17];&quot; / &quot;;[.E17]))" office:value-type="string" office:string-value=":m #*# RES / free# S87DP9 記事読み / id=MU5Y(browser=tor) / media=ya / theme=災害：火事：墨田区,content=~,other=~">
            <text:p>:m #*# RES / free# S87DP9 記事読み / id=MU5Y(browser=tor) / media=ya / theme=災害：火事：墨田区,content=~,other=~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52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8" office:value-type="string">
            <text:p>2022-12-27_19-05-33_000.jpg</text:p>
          </table:table-cell>
          <table:table-cell table:style-name="ce26" office:value-type="string">
            <text:p>:m #*# / memo:other(m:other) / topic=習字, about=稽古,other=N+,id=~,content=影;核;距;離;作;宮;前;平;駅;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8]=&quot;&quot;;[.C18];CONCATENATE([.C18];&quot; / &quot;;[.E18]))" office:value-type="string" office:string-value=":m #*# / memo:other(m:other) / topic=習字, about=稽古,other=N+,id=~,content=影;核;距;離;作;宮;前;平;駅;">
            <text:p>:m #*# / memo:other(m:other) / topic=習字, about=稽古,other=N+,id=~,content=影;核;距;離;作;宮;前;平;駅;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52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4">
            <text:p>14</text:p>
          </table:table-cell>
          <table:table-cell table:style-name="ce17" office:value-type="string">
            <text:p>2022-12-28_01-07-09_000.jpg</text:p>
          </table:table-cell>
          <table:table-cell table:style-name="ce26" office:value-type="string">
            <text:p>:m #*# RES / free / res-id=UJOC / theme=数学：代数 / genre=~,content=３乗根 / session-number=~ / doc=~,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9]=&quot;&quot;;[.C19];CONCATENATE([.C19];&quot; / &quot;;[.E19]))" office:value-type="string" office:string-value=":m #*# RES / free / res-id=UJOC / theme=数学：代数 / genre=~,content=３乗根 / session-number=~ / doc=~,other=~">
            <text:p>:m #*# RES / free / res-id=UJOC / theme=数学：代数 / genre=~,content=３乗根 / session-number=~ / doc=~,other=~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52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2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2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2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2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2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2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2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2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28];[.K28])" office:value-type="float" office:value="0">
            <text:p>#VALUE!</text:p>
          </table:table-cell>
          <table:table-cell table:style-name="ce52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7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2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2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2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2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2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2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2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2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2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45"/>
          <table:table-cell table:style-name="ce10"/>
          <table:table-cell table:style-name="ce10"/>
          <table:table-cell table:style-name="ce47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2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2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2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2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2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2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2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2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2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2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2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2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2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2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2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2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2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2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56];[.K56])" office:value-type="float" office:value="0">
            <text:p>#VALUE!</text:p>
          </table:table-cell>
          <table:table-cell table:style-name="ce52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2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58];[.K58])" office:value-type="float" office:value="0">
            <text:p>#VALUE!</text:p>
          </table:table-cell>
          <table:table-cell table:style-name="ce52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2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2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2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2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2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2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2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2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2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2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2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70];[.K70])" office:value-type="float" office:value="0">
            <text:p>#VALUE!</text:p>
          </table:table-cell>
          <table:table-cell table:style-name="ce52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2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2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2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2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2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2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2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2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2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2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2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2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2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4];[.K84])" office:value-type="float" office:value="0">
            <text:p>#VALUE!</text:p>
          </table:table-cell>
          <table:table-cell table:style-name="ce52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5];[.K85])" office:value-type="float" office:value="0">
            <text:p>#VALUE!</text:p>
          </table:table-cell>
          <table:table-cell table:style-name="ce52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86];[.K86])" office:value-type="float" office:value="0">
            <text:p>#VALUE!</text:p>
          </table:table-cell>
          <table:table-cell table:style-name="ce52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7];[.K87])" office:value-type="float" office:value="0">
            <text:p>#VALUE!</text:p>
          </table:table-cell>
          <table:table-cell table:style-name="ce52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5"/>
          <table:table-cell table:style-name="ce26"/>
          <table:table-cell table:style-name="ce10" table:number-columns-repeated="2"/>
          <table:table-cell table:style-name="ce47"/>
          <table:table-cell table:style-name="ce10" table:formula="of:=RIGHT([.B88];[.K88])" office:value-type="float" office:value="0">
            <text:p>#VALUE!</text:p>
          </table:table-cell>
          <table:table-cell table:style-name="ce52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101]=&quot;&quot;;[.C101];CONCATENATE([.C101];&quot; / &quot;;[.E101]))" office:value-type="float" office:value="0">
            <text:p>0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7" table:formula="of:=IF([.E103]=&quot;&quot;;[.C103];CONCATENATE([.C103];&quot; / &quot;;[.E103]))" office:value-type="string" office:string-value="**">
            <text:p>**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5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/ daylog メモ / partial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:PHOTO 寝た時刻 / 2022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2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2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6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7"/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40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1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2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40" table:formula="of:=COUNTA([.$B$2:.$B27])" office:value-type="float" office:value="18">
            <text:p>18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3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40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40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40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40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0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2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2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1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0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2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  <table:database-range table:target-range-address="Sheet1.A2:Sheet1.AMJ19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8">2022/12/28</text:date>, <text:time>12:22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2-28T12:22:02.64</dc:date>
    <dc:creator>iwabuchi ken</dc:creator>
    <meta:editing-duration>P52DT13H10M38S</meta:editing-duration>
    <meta:editing-cycles>16843</meta:editing-cycles>
    <meta:document-statistic meta:table-count="2" meta:cell-count="928" meta:object-count="0"/>
    <meta:user-defined meta:name="qrichtext">1</meta:user-defined>
  </office:meta>
</office:document-meta>
</file>